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urier New" officeooo:rsid="0008c481" officeooo:paragraph-rsid="0008c481"/>
    </style:style>
    <style:style style:name="P2" style:family="paragraph" style:parent-style-name="Text_20_body">
      <style:text-properties style:font-name="Courier New" officeooo:rsid="0008c481" officeooo:paragraph-rsid="0008c481"/>
    </style:style>
    <style:style style:name="P3" style:family="paragraph" style:parent-style-name="Text_20_body">
      <style:text-properties style:font-name="Courier New" fo:font-weight="bold" officeooo:rsid="0008c481" officeooo:paragraph-rsid="0008c481" style:font-weight-asian="bold" style:font-weight-complex="bold"/>
    </style:style>
    <style:style style:name="P4" style:family="paragraph" style:parent-style-name="Text_20_body">
      <style:text-properties style:font-name="Courier New" fo:font-weight="normal" officeooo:rsid="0008c481" officeooo:paragraph-rsid="0008c481" style:font-weight-asian="normal" style:font-weight-complex="normal"/>
    </style:style>
    <style:style style:name="P5" style:family="paragraph" style:parent-style-name="Text_20_body">
      <style:text-properties style:font-name="Courier New" fo:font-weight="bold" officeooo:rsid="000990f5" officeooo:paragraph-rsid="000990f5" style:font-weight-asian="bold" style:font-weight-complex="bold"/>
    </style:style>
    <style:style style:name="P6" style:family="paragraph" style:parent-style-name="Text_20_body">
      <style:text-properties style:font-name="Courier New" fo:font-weight="normal" officeooo:rsid="000990f5" officeooo:paragraph-rsid="000990f5" style:font-weight-asian="normal" style:font-weight-complex="normal"/>
    </style:style>
    <style:style style:name="P7" style:family="paragraph" style:parent-style-name="Text_20_body">
      <style:paragraph-properties fo:margin-left="0cm" fo:margin-right="0cm" fo:text-indent="0cm" style:auto-text-indent="false"/>
      <style:text-properties style:font-name="Courier New" officeooo:rsid="0008c481"/>
    </style:style>
    <style:style style:name="P8" style:family="paragraph" style:parent-style-name="Text_20_body">
      <style:paragraph-properties fo:margin-left="0cm" fo:margin-right="0cm" fo:text-indent="0cm" style:auto-text-indent="false"/>
      <style:text-properties style:font-name="Courier New" officeooo:rsid="0008c481" officeooo:paragraph-rsid="000990f5"/>
    </style:style>
    <style:style style:name="P9" style:family="paragraph" style:parent-style-name="Text_20_body">
      <style:paragraph-properties fo:margin-left="0cm" fo:margin-right="0cm" fo:text-indent="0cm" style:auto-text-indent="false"/>
      <style:text-properties style:font-name="Courier New" fo:font-weight="bold" officeooo:rsid="000b662f" officeooo:paragraph-rsid="000b662f" style:font-weight-asian="bold" style:font-weight-complex="bold"/>
    </style:style>
    <style:style style:name="P10" style:family="paragraph" style:parent-style-name="Text_20_body">
      <style:paragraph-properties fo:margin-left="0cm" fo:margin-right="0cm" fo:text-indent="0cm" style:auto-text-indent="false"/>
      <style:text-properties style:font-name="Courier New" fo:font-weight="bold" officeooo:rsid="000990f5" officeooo:paragraph-rsid="000990f5" style:font-weight-asian="bold" style:font-weight-complex="bold"/>
    </style:style>
    <style:style style:name="P11" style:family="paragraph" style:parent-style-name="Text_20_body">
      <style:paragraph-properties fo:margin-left="0cm" fo:margin-right="0cm" fo:text-indent="0cm" style:auto-text-indent="false"/>
      <style:text-properties style:font-name="Courier New" fo:font-weight="normal" officeooo:rsid="000990f5" officeooo:paragraph-rsid="000990f5" style:font-weight-asian="normal" style:font-weight-complex="normal"/>
    </style:style>
    <style:style style:name="P12" style:family="paragraph" style:parent-style-name="Text_20_body">
      <style:paragraph-properties fo:margin-left="0cm" fo:margin-right="0cm" fo:text-indent="0cm" style:auto-text-indent="false"/>
      <style:text-properties style:font-name="Courier New" fo:font-weight="bold" officeooo:rsid="000990f5" officeooo:paragraph-rsid="000b662f" style:font-weight-asian="bold" style:font-weight-complex="bold"/>
    </style:style>
    <style:style style:name="P13" style:family="paragraph" style:parent-style-name="Text_20_body">
      <style:paragraph-properties fo:margin-left="0cm" fo:margin-right="0cm" fo:text-indent="0cm" style:auto-text-indent="false"/>
      <style:text-properties style:font-name="Courier New" fo:font-weight="normal" officeooo:rsid="000990f5" officeooo:paragraph-rsid="000b662f" style:font-weight-asian="normal" style:font-weight-complex="normal"/>
    </style:style>
    <style:style style:name="P14" style:family="paragraph" style:parent-style-name="Text_20_body">
      <style:paragraph-properties fo:margin-left="0cm" fo:margin-right="0cm" fo:text-indent="0cm" style:auto-text-indent="false"/>
      <style:text-properties style:font-name="Courier New" officeooo:rsid="0008c481" officeooo:paragraph-rsid="000b662f"/>
    </style:style>
    <style:style style:name="P15" style:family="paragraph" style:parent-style-name="Text_20_body">
      <style:text-properties style:font-name="Courier New" fo:font-weight="bold" officeooo:rsid="0008c481" officeooo:paragraph-rsid="000b662f" style:font-weight-asian="bold" style:font-weight-complex="bold"/>
    </style:style>
    <style:style style:name="P16" style:family="paragraph" style:parent-style-name="Text_20_body">
      <style:text-properties style:font-name="Courier New" fo:font-weight="bold" officeooo:rsid="000990f5" officeooo:paragraph-rsid="000b662f" style:font-weight-asian="bold" style:font-weight-complex="bold"/>
    </style:style>
    <style:style style:name="P17" style:family="paragraph" style:parent-style-name="Text_20_body">
      <style:text-properties style:font-name="Courier New" fo:font-weight="bold" officeooo:rsid="000d6a8d" officeooo:paragraph-rsid="000e972e" style:font-weight-asian="bold" style:font-weight-complex="bold"/>
    </style:style>
    <style:style style:name="P18" style:family="paragraph" style:parent-style-name="Text_20_body">
      <style:text-properties style:font-name="Courier New" fo:font-weight="bold" officeooo:rsid="0008c481" officeooo:paragraph-rsid="000e972e" style:font-weight-asian="bold" style:font-weight-complex="bold"/>
    </style:style>
    <style:style style:name="P19" style:family="paragraph" style:parent-style-name="Text_20_body">
      <style:text-properties style:font-name="Courier New" fo:font-weight="normal" officeooo:rsid="000e972e" officeooo:paragraph-rsid="000e972e" style:font-weight-asian="normal" style:font-weight-complex="normal"/>
    </style:style>
    <style:style style:name="P20" style:family="paragraph" style:parent-style-name="Text_20_body">
      <style:paragraph-properties fo:margin-left="0cm" fo:margin-right="0cm" fo:text-indent="0cm" style:auto-text-indent="false"/>
      <style:text-properties style:font-name="Courier New" fo:font-weight="bold" officeooo:rsid="000bad82" officeooo:paragraph-rsid="000bad82" style:font-weight-asian="bold" style:font-weight-complex="bold"/>
    </style:style>
    <style:style style:name="P21" style:family="paragraph" style:parent-style-name="Text_20_body">
      <style:text-properties style:font-name="Courier New" fo:font-weight="bold" officeooo:rsid="000bad82" officeooo:paragraph-rsid="000bad82" style:font-weight-asian="bold" style:font-weight-complex="bold"/>
    </style:style>
    <style:style style:name="P22" style:family="paragraph" style:parent-style-name="Text_20_body">
      <style:paragraph-properties fo:margin-left="0cm" fo:margin-right="0cm" fo:text-indent="0cm" style:auto-text-indent="false"/>
      <style:text-properties style:font-name="Courier New" officeooo:rsid="0008c481" officeooo:paragraph-rsid="000bad82"/>
    </style:style>
    <style:style style:name="P23" style:family="paragraph" style:parent-style-name="Text_20_body">
      <style:text-properties style:font-name="Courier New" fo:font-weight="bold" officeooo:rsid="0008c481" officeooo:paragraph-rsid="000bad82" style:font-weight-asian="bold" style:font-weight-complex="bold"/>
    </style:style>
    <style:style style:name="P24" style:family="paragraph" style:parent-style-name="Text_20_body">
      <style:text-properties style:font-name="Courier New" fo:font-weight="bold" officeooo:rsid="0008c481" officeooo:paragraph-rsid="000d6a8d" style:font-weight-asian="bold" style:font-weight-complex="bold"/>
    </style:style>
    <style:style style:name="P25" style:family="paragraph" style:parent-style-name="Text_20_body">
      <style:text-properties style:font-name="Courier New" fo:font-weight="bold" officeooo:rsid="000d6a8d" officeooo:paragraph-rsid="000d6a8d" style:font-weight-asian="bold" style:font-weight-complex="bold"/>
    </style:style>
    <style:style style:name="P26" style:family="paragraph" style:parent-style-name="Text_20_body" style:list-style-name="L1">
      <style:paragraph-properties fo:margin-left="0cm" fo:margin-right="0cm" fo:margin-top="0cm" fo:margin-bottom="0cm" style:contextual-spacing="false" fo:text-indent="0cm" style:auto-text-indent="false"/>
      <style:text-properties style:font-name="Courier New" officeooo:rsid="0008c481"/>
    </style:style>
    <style:style style:name="P27" style:family="paragraph" style:parent-style-name="Text_20_body" style:list-style-name="L1">
      <style:paragraph-properties fo:margin-left="0cm" fo:margin-right="0cm" fo:text-indent="0cm" style:auto-text-indent="false"/>
      <style:text-properties style:font-name="Courier New" officeooo:rsid="0008c481"/>
    </style:style>
    <style:style style:name="P28" style:family="paragraph" style:parent-style-name="Text_20_body">
      <style:paragraph-properties fo:margin-left="0cm" fo:margin-right="0cm" fo:text-indent="0cm" style:auto-text-indent="false"/>
      <style:text-properties style:font-name="Courier New" fo:font-weight="bold" officeooo:rsid="000d6a8d" officeooo:paragraph-rsid="000d6a8d" style:font-weight-asian="bold" style:font-weight-complex="bold"/>
    </style:style>
    <style:style style:name="P29" style:family="paragraph" style:parent-style-name="Text_20_body">
      <style:paragraph-properties fo:margin-left="0cm" fo:margin-right="0cm" fo:text-indent="0cm" style:auto-text-indent="false"/>
      <style:text-properties style:font-name="Courier New" fo:font-weight="bold" officeooo:rsid="000d6a8d" officeooo:paragraph-rsid="000e972e" style:font-weight-asian="bold" style:font-weight-complex="bold"/>
    </style:style>
    <style:style style:name="P30" style:family="paragraph" style:parent-style-name="Text_20_body">
      <style:paragraph-properties fo:margin-left="0cm" fo:margin-right="0cm" fo:text-indent="0cm" style:auto-text-indent="false"/>
      <style:text-properties style:font-name="Courier New" officeooo:rsid="0008c481" officeooo:paragraph-rsid="000fbdb7"/>
    </style:style>
    <style:style style:name="P31" style:family="paragraph" style:parent-style-name="Text_20_body">
      <style:paragraph-properties fo:margin-left="0cm" fo:margin-right="0cm" fo:text-indent="0cm" style:auto-text-indent="false"/>
      <style:text-properties style:font-name="Courier New" fo:font-weight="normal" officeooo:rsid="000fbdb7" officeooo:paragraph-rsid="000fbdb7" style:font-weight-asian="normal" style:font-weight-complex="normal"/>
    </style:style>
    <style:style style:name="P32" style:family="paragraph" style:parent-style-name="Text_20_body">
      <style:paragraph-properties fo:margin-left="0cm" fo:margin-right="0cm" fo:text-indent="0cm" style:auto-text-indent="false"/>
      <style:text-properties officeooo:paragraph-rsid="00113628"/>
    </style:style>
    <style:style style:name="P33" style:family="paragraph" style:parent-style-name="Text_20_body">
      <style:paragraph-properties fo:margin-left="0cm" fo:margin-right="0cm" fo:text-indent="0cm" style:auto-text-indent="false"/>
      <style:text-properties style:font-name="Courier New" officeooo:rsid="00113628" officeooo:paragraph-rsid="00113628"/>
    </style:style>
    <style:style style:name="P34" style:family="paragraph" style:parent-style-name="Text_20_body">
      <style:paragraph-properties fo:margin-left="0cm" fo:margin-right="0cm" fo:text-indent="0cm" style:auto-text-indent="false"/>
      <style:text-properties style:font-name="Courier New" officeooo:rsid="00113628" officeooo:paragraph-rsid="0012c47c"/>
    </style:style>
    <style:style style:name="T1" style:family="text">
      <style:text-properties fo:font-weight="normal" style:font-weight-asian="normal" style:font-weight-complex="normal"/>
    </style:style>
    <style:style style:name="T2" style:family="text">
      <style:text-properties fo:font-weight="normal" officeooo:rsid="000990f5" style:font-weight-asian="normal" style:font-weight-complex="normal"/>
    </style:style>
    <style:style style:name="T3" style:family="text">
      <style:text-properties fo:font-weight="normal" officeooo:rsid="0008c481" style:font-weight-asian="normal" style:font-weight-complex="normal"/>
    </style:style>
    <style:style style:name="T4" style:family="text">
      <style:text-properties fo:font-weight="normal" officeooo:rsid="000b662f" style:font-weight-asian="normal" style:font-weight-complex="normal"/>
    </style:style>
    <style:style style:name="T5" style:family="text">
      <style:text-properties officeooo:rsid="000990f5"/>
    </style:style>
    <style:style style:name="T6" style:family="text">
      <style:text-properties fo:font-weight="normal" officeooo:rsid="000d6a8d"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type="double" style:text-underline-width="auto" style:text-underline-color="font-color" fo:font-weight="normal" style:font-weight-asian="normal" style:font-weight-complex="normal"/>
    </style:style>
    <style:style style:name="T9" style:family="text">
      <style:text-properties style:text-underline-style="dotted" style:text-underline-width="auto" style:text-underline-color="font-color" fo:font-weight="normal" style:font-weight-asian="normal" style:font-weight-complex="normal"/>
    </style:style>
    <style:style style:name="T10" style:family="text">
      <style:text-properties officeooo:rsid="000e972e"/>
    </style:style>
    <style:style style:name="T11" style:family="text">
      <style:text-properties fo:font-weight="normal" officeooo:rsid="000e972e" style:font-weight-asian="normal" style:font-weight-complex="normal"/>
    </style:style>
    <style:style style:name="T12" style:family="text">
      <style:text-properties style:text-underline-style="solid" style:text-underline-type="double" style:text-underline-width="auto" style:text-underline-color="font-color" fo:font-weight="normal" officeooo:rsid="000e972e" style:font-weight-asian="normal" style:font-weight-complex="normal"/>
    </style:style>
    <style:style style:name="T13" style:family="text">
      <style:text-properties style:text-underline-style="solid" style:text-underline-width="auto" style:text-underline-color="font-color" officeooo:rsid="000e972e"/>
    </style:style>
    <style:style style:name="T14" style:family="text">
      <style:text-properties style:text-underline-style="dotted" style:text-underline-width="auto" style:text-underline-color="font-color" fo:font-weight="normal" officeooo:rsid="000e972e" style:font-weight-asian="normal" style:font-weight-complex="normal"/>
    </style:style>
    <style:style style:name="T15" style:family="text">
      <style:text-properties style:text-underline-style="none" fo:font-weight="normal" officeooo:rsid="000e972e" style:font-weight-asian="normal" style:font-weight-complex="normal"/>
    </style:style>
    <style:style style:name="T16" style:family="text">
      <style:text-properties officeooo:rsid="000fbdb7"/>
    </style:style>
    <style:style style:name="T17" style:family="text">
      <style:text-properties fo:font-weight="normal" officeooo:rsid="000fbdb7"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Courier New" officeooo:rsid="000fbdb7"/>
    </style:style>
    <style:style style:name="T20" style:family="text">
      <style:text-properties style:font-name="Courier New" officeooo:rsid="00113628"/>
    </style:style>
    <style:style style:name="T21" style:family="text">
      <style:text-properties fo:font-variant="normal" fo:text-transform="none" fo:color="#c9211e" loext:opacity="100%" fo:font-family="Poppins, sans-serif" fo:font-size="11.25pt" fo:letter-spacing="normal" fo:font-style="normal" fo:font-weight="normal"/>
    </style:style>
    <style:style style:name="T22" style:family="text">
      <style:text-properties officeooo:rsid="00113628"/>
    </style:style>
    <style:style style:name="T23" style:family="text">
      <style:text-properties officeooo:rsid="0012c47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en practico </text:p>
      <text:p text:style-name="P1">Bases de datos 25/26</text:p>
      <text:p text:style-name="P1">Jhonal Roca – 1º DAW</text:p>
      <text:p text:style-name="P1"/>
      <text:p text:style-name="P2"><text:span text:style-name="Strong_20_Emphasis">1. Claves Candidatas</text:span><text:line-break/><text:line-break/>Determina las posibles <text:span text:style-name="Strong_20_Emphasis">claves candidatas</text:span> de cada una de las relaciones de la base de datos. Razona tu respuesta</text:p>
      <text:p text:style-name="P3">Categorias</text:p>
      <text:p text:style-name="P3">Id:<text:span text:style-name="T1"> Identificador cuyo valor no puede ser duplicado y es un atributo identificativo. </text:span></text:p>
      <text:p text:style-name="P3">Categoria: <text:span text:style-name="T1">Nombre que se le asigna a un articulo para saber donde pertenece.</text:span></text:p>
      <text:p text:style-name="P4"/>
      <text:p text:style-name="P3">Articulos</text:p>
      <text:p text:style-name="P3">Id:<text:span text:style-name="T1"> Identificador cuyo valor no puede ser duplicado y es un atributo identificativo. </text:span></text:p>
      <text:p text:style-name="P3">Cod_barras: <text:span text:style-name="T2">identificador de un articulo, cuyo valor no se puede duplicar ya que para cada articulo hay un codigo de barra diferente.</text:span></text:p>
      <text:p text:style-name="P3">categoria_id: <text:span text:style-name="T2">Atributo que hace referencia a otra tabla.</text:span></text:p>
      <text:p text:style-name="P2"/>
      <text:p text:style-name="P5">Clientes</text:p>
      <text:p text:style-name="P5">Id:<text:span text:style-name="T3">Identificador cuyo valor no puede ser duplicado y es un atributo identificativo. </text:span></text:p>
      <text:p text:style-name="P5">DNI: <text:span text:style-name="T1">Numero identificador de un cliente, se puede usar para buscar un cliente.</text:span></text:p>
      <text:p text:style-name="P5">Email: <text:span text:style-name="T1">Se puede utilizar un email para saber informacion de una persona ya que es identificador y no se pueden repetir.</text:span></text:p>
      <text:p text:style-name="P2"/>
      <text:p text:style-name="P5">Facturas</text:p>
      <text:p text:style-name="P5">Id: <text:span text:style-name="T3">Identificador cuyo valor no puede ser duplicado y es un atributo identificativo. </text:span></text:p>
      <text:p text:style-name="P5">Num_factura:<text:span text:style-name="T1"> Numero identificador de una facura, mediante este atrributo se puede buscar una factura.</text:span></text:p>
      <text:p text:style-name="P5">Cliente_id: <text:span text:style-name="T1">Atributo que hace referencia a otra tabla</text:span></text:p>
      <text:p text:style-name="P6"/>
      <text:p text:style-name="P6"/>
      <text:p text:style-name="P5"><text:soft-page-break/>Lineas_Facturas</text:p>
      <text:p text:style-name="P5">Factura_id: <text:span text:style-name="T1">Atributo identificador que hace refencia a otra tabla.</text:span></text:p>
      <text:p text:style-name="P5">Articulo_id: <text:span text:style-name="T1">Atributo identificador que hace refenecia a otra tabla.</text:span></text:p>
      <text:p text:style-name="P2"/>
      <text:p text:style-name="P7"><text:span text:style-name="Strong_20_Emphasis">2. Claves Primarias</text:span></text:p>
      <text:p text:style-name="P8">Determina las <text:span text:style-name="Strong_20_Emphasis">claves primarias</text:span> de cada una de las relaciones de la base de datos. Razona tu respuesta.<text:line-break/></text:p>
      <text:p text:style-name="P9">CATEGORIA</text:p>
      <text:p text:style-name="P10">ID: <text:span text:style-name="T3">Identificador cuyo valor no puede ser duplicado y es un atributo identificativo. Por</text:span><text:span text:style-name="T1"> lo cual se puede considerar clave principal.</text:span></text:p>
      <text:p text:style-name="P11"/>
      <text:p text:style-name="P10">ARTICULOS</text:p>
      <text:p text:style-name="P10">ID: <text:span text:style-name="T3">Identificador cuyo valor no puede ser duplicado y es un atributo identificativo. Por</text:span><text:span text:style-name="T1"> lo cual se puede considerar clave principal.</text:span></text:p>
      <text:p text:style-name="P8"/>
      <text:p text:style-name="P9">CLIENTES</text:p>
      <text:p text:style-name="P12">ID: <text:span text:style-name="T3">Identificador cuyo valor no puede ser duplicado y es un atributo identificativo. Por</text:span><text:span text:style-name="T1"> lo cual se puede considerar clave principal.</text:span></text:p>
      <text:p text:style-name="P13"/>
      <text:p text:style-name="P9">FACTURAS</text:p>
      <text:p text:style-name="P12">ID: <text:span text:style-name="T3">Identificador cuyo valor no puede ser duplicado y es un atributo identificativo. Por</text:span><text:span text:style-name="T1"> lo cual se puede considerar clave principal.</text:span></text:p>
      <text:p text:style-name="P13"/>
      <text:p text:style-name="P14"><text:span text:style-name="Strong_20_Emphasis">3. Claves Secundarias</text:span></text:p>
      <text:p text:style-name="P14">Determina las posibles <text:span text:style-name="Strong_20_Emphasis">claves secundarias</text:span> de cada una de las relaciones de la base de datos. Razona tu respuesta</text:p>
      <text:p text:style-name="P9">CATEGORIA</text:p>
      <text:p text:style-name="P9">Categoria<text:span text:style-name="T1">: Es clave secundaria ya que es un valor que no se repite y con el cual se puede identificar a que lugar perrtenece un articulo</text:span></text:p>
      <text:p text:style-name="P12"><text:soft-page-break/>ARTICULOS</text:p>
      <text:p text:style-name="P15">Cod_barras: <text:span text:style-name="T2">identificador de un articulo, cuyo valor no se puede duplicar ya que para cada articulo hay un codigo de barra diferente </text:span><text:span text:style-name="T4">y escaneando un codigo de barras se puede saber el articulo que es y su informacion.</text:span></text:p>
      <text:p text:style-name="P9">CLIENTES</text:p>
      <text:p text:style-name="P16">DNI: <text:span text:style-name="T1">Numero identificador de un cliente, se puede usar para buscar un cliente </text:span><text:span text:style-name="T4">ya que es un Documento De Identidad y no se puede repetir.</text:span></text:p>
      <text:p text:style-name="P16">Email<text:span text:style-name="T1">: Se puede utilizar un email para saber informacion de una persona ya que es identificador y no se pueden repetir. </text:span><text:span text:style-name="T4">Y por lo tanto se considera clave secundaria.</text:span></text:p>
      <text:p text:style-name="P9">FACTURAS</text:p>
      <text:p text:style-name="P16">Num_factura<text:span text:style-name="T1">: Numero identificador de una facura, mediante este atrributo se puede buscar una factura. </text:span><text:span text:style-name="T4">Y por lo tanto se considera clave secundaria.</text:span></text:p>
      <text:p text:style-name="P17">LINEAS_FACTURAS</text:p>
      <text:p text:style-name="P18"><text:span text:style-name="T5">Factura_id: </text:span><text:span text:style-name="T6">Hace referencia a la tabla facturas y nos indica la factura que estamos viendo.</text:span></text:p>
      <text:p text:style-name="P18"><text:span text:style-name="T5">Articulo_id: </text:span><text:span text:style-name="T6">hace referencia a la tabla de articulos y nos dice que artiulo es el que sale en la factura.</text:span></text:p>
      <text:p text:style-name="P19"/>
      <text:p text:style-name="P19">Estos dos atributos se concatenan y se vuelven la clave primaria de esta relacion.</text:p>
      <text:p text:style-name="P7"><text:span text:style-name="Strong_20_Emphasis"/></text:p>
      <text:p text:style-name="P7"><text:span text:style-name="Strong_20_Emphasis">4. Campos opcionales</text:span></text:p>
      <text:p text:style-name="P7">Determina los posibles campos opcionales de la base de datos, a partir de las observaciones dada. Razona tu respuesta</text:p>
      <text:p text:style-name="P20">CLIENTES</text:p>
      <text:p text:style-name="P20">Telefono_trabajo:<text:span text:style-name="T1"> Este campo se puede considerar opcional ya que puede que un cliente no tenga telefono.</text:span></text:p>
      <text:p text:style-name="P21">Email: <text:span text:style-name="T1">Puede que un cliente no tenga un email creado.</text:span></text:p>
      <text:p text:style-name="P20">ARTICULOS</text:p>
      <text:p text:style-name="P20">Cod_barras: <text:span text:style-name="T1">Antes cod_barras esta como clave secundaria lo cual esta bien pero este es un campo opcional ya que puede que de una caja de huevos exista un carton que no tenga codigo de barra.</text:span></text:p>
      <text:p text:style-name="P20"><text:soft-page-break/>Categoria_id:<text:span text:style-name="T1"> Aunque categoria id sea una clave ajena puede que un articulo no pertenezca a una categoria, por lo cual este campo puede ser opcional.</text:span></text:p>
      <text:p text:style-name="P7"/>
      <text:p text:style-name="P7"><text:span text:style-name="Strong_20_Emphasis">5. Claves Ajenas o Foráneas</text:span></text:p>
      <text:p text:style-name="P22">Determina las posibles <text:span text:style-name="Strong_20_Emphasis">claves ajenas</text:span> de cada una de las relaciones de la base de datos <text:span text:style-name="Strong_20_Emphasis">gescomercial</text:span>, además determina la política de valores nulo, de borrado y de modificación de cada una de dichas claves. Razona tu respuesta</text:p>
      <text:p text:style-name="P23"/>
      <text:p text:style-name="P21">ARTICULOS</text:p>
      <text:p text:style-name="P24">categoria_id: <text:span text:style-name="T6">Hace refencia a la tabla de categorias lo cual indica a que categoria pertenece un articulo. </text:span></text:p>
      <text:p text:style-name="P25">FACTURAS</text:p>
      <text:p text:style-name="P24"><text:span text:style-name="T5">Cliente_id: </text:span><text:span text:style-name="T6">Hace referencia a la tabla clientes lo cual nos indica a que cliente pertenece una factura.</text:span></text:p>
      <text:p text:style-name="P25">LINEAS_FACTURAS</text:p>
      <text:p text:style-name="P24"><text:span text:style-name="T5">Factura_id: </text:span><text:span text:style-name="T6">Hace referencia a la tabla facturas y nos indica la factura que estamos viendo.</text:span></text:p>
      <text:p text:style-name="P24"><text:span text:style-name="T5">Articulo_id: </text:span><text:span text:style-name="T6">hace referencia a la tabla de articulos y nos dice que artiulo es el que sale en la factura.</text:span></text:p>
      <text:p text:style-name="P22"><text:line-break/><text:span text:style-name="Strong_20_Emphasis">6. Esquema Relacional</text:span><text:line-break/><text:line-break/>A partir de lo expuesto en los apartados anteriores, muestra el esquema relacional completo de la base de datos, expresando las restricciones con el formato correcto. Os recuerdo que las restricciones son:</text:p>
      <text:list text:style-name="L1">
        <text:list-item>
          <text:list>
            <text:list-item>
              <text:p text:style-name="P26">clave primaria</text:p>
            </text:list-item>
            <text:list-item>
              <text:p text:style-name="P26">clave secundaria</text:p>
            </text:list-item>
            <text:list-item>
              <text:p text:style-name="P26">campos opcionales</text:p>
            </text:list-item>
            <text:list-item>
              <text:p text:style-name="P27">clave ajenas</text:p>
            </text:list-item>
          </text:list>
        </text:list-item>
      </text:list>
      <text:p text:style-name="P28">CATEGORIA {(<text:span text:style-name="T7">#id</text:span>),(<text:span text:style-name="T1">categoria</text:span>)}</text:p>
      <text:p text:style-name="P28">ARTICULOS {(<text:span text:style-name="T7">#id</text:span>), (<text:span text:style-name="T1">descripcion</text:span>), (<text:span text:style-name="T1">imagen</text:span>), (<text:span text:style-name="T8">cod_barras</text:span><text:span text:style-name="T1">*</text:span>), (<text:span text:style-name="T1">precio_costo</text:span>), (<text:span text:style-name="T1">precio_venta</text:span>), (<text:span text:style-name="T1">stok</text:span>), (<text:span text:style-name="T9">categoria_id</text:span>)}</text:p>
      <text:p text:style-name="P29">CLIENTES <text:span text:style-name="T10">{(</text:span><text:span text:style-name="T7">#id</text:span><text:span text:style-name="T10">), (</text:span><text:span text:style-name="T11">poblacion</text:span><text:span text:style-name="T10">), (</text:span><text:span text:style-name="T12">DNI</text:span><text:span text:style-name="T10">), (</text:span><text:span text:style-name="T12">email*</text:span><text:span text:style-name="T10">), (</text:span><text:span text:style-name="T11">telefono_trabajo*</text:span><text:span text:style-name="T10">)}</text:span></text:p>
      <text:p text:style-name="P28">FACTURAS <text:span text:style-name="T10">{(</text:span><text:span text:style-name="T13">#id</text:span><text:span text:style-name="T10">), (</text:span><text:span text:style-name="T11">num_factura</text:span><text:span text:style-name="T10">), (</text:span><text:span text:style-name="T11">fecha</text:span><text:span text:style-name="T10">), (</text:span><text:span text:style-name="T11">importe</text:span><text:span text:style-name="T10">), (</text:span><text:span text:style-name="T11">importe_iva</text:span><text:span text:style-name="T10">), (</text:span><text:span text:style-name="T11">importe_total</text:span><text:span text:style-name="T10">), (</text:span><text:span text:style-name="T14">cliente_id</text:span><text:span text:style-name="T10">)}</text:span></text:p>
      <text:p text:style-name="P28"><text:soft-page-break/>LINEAS_FACTURAS <text:span text:style-name="T10">{(</text:span><text:span text:style-name="T14">factura_id</text:span><text:span text:style-name="T10">), (</text:span><text:span text:style-name="T11">num_linea</text:span><text:span text:style-name="T10">), (</text:span><text:span text:style-name="T14">articulo_id</text:span><text:span text:style-name="T10">), (</text:span><text:span text:style-name="T11">precio</text:span><text:span text:style-name="T10">), (</text:span><text:span text:style-name="T11">cantidad</text:span><text:span text:style-name="T10">), (</text:span><text:span text:style-name="T15">importe</text:span><text:span text:style-name="T10">), </text:span><text:span text:style-name="T16">(</text:span><text:span text:style-name="T17">iva</text:span><text:span text:style-name="T16">), (</text:span><text:span text:style-name="T17">importe_iva</text:span><text:span text:style-name="T16">)</text:span><text:span text:style-name="T10">}</text:span></text:p>
      <text:p text:style-name="P7"/>
      <text:p text:style-name="P30"><text:span text:style-name="Strong_20_Emphasis">7. Regla de integridad referencial</text:span><text:line-break/><text:line-break/>Añade una tupla a la tabla Artículos que incumpla la <text:span text:style-name="Strong_20_Emphasis">Regla de Integridad Referencial</text:span> (clave ajena). La tupla se ha de ser descrita mediante la definición formal. Razona la respuesta.</text:p>
      <text:p text:style-name="P31">{(id: 4), (descripcion: “mochila de cuero”), (mochila.png), (cod_barras: 15221548454), (precio_coste: 100), (precio_venta: 500), (stock: 50), (categoria_id: 1)}</text:p>
      <text:p text:style-name="P31"/>
      <text:p text:style-name="P30"><text:span text:style-name="T17">Aqui el atributo categoria_id de la tupla nueva es el mismo de la tupla 1 por lo cual esto incumple la regla refencial </text:span><text:line-break/><text:line-break/><text:span text:style-name="Strong_20_Emphasis">8. Propiedad valor atómico</text:span><text:line-break/><text:line-break/>Añade una nueva tupla a la tabla artículos que incumpla la regla de valores atómicos. Usar la definición formal. Razona la respuesta.</text:p>
      <text:p text:style-name="P30"/>
      <text:p text:style-name="P7"><text:span text:style-name="Strong_20_Emphasis">9. </text:span><text:span text:style-name="Strong_20_Emphasis"><text:span text:style-name="T18">Propiedad</text:span></text:span><text:span text:style-name="Strong_20_Emphasis"> Claves Secundarias</text:span></text:p>
      <text:p text:style-name="P30">Añade una nueva tupla en la tabla clientes que no cumpla la restricción clave secundaria. Usa la definición formal. Razona la respuesta.</text:p>
      <text:p text:style-name="P32"><text:span text:style-name="T19">{(id: 4), (nombre: “Maria Jose”), (</text:span><text:span text:style-name="T20">poblacion: cadiz</text:span><text:span text:style-name="T19">), (</text:span><text:span text:style-name="T20">dni: </text:span><text:span text:style-name="T21">33123456A</text:span> <text:span text:style-name="T19">), (</text:span><text:span text:style-name="T20">email: josemaria@gmail.com</text:span><text:span text:style-name="T19">), (</text:span><text:span text:style-name="T20">telefono_trabajo: 827738294</text:span><text:span text:style-name="T19">)}</text:span></text:p>
      <text:p text:style-name="P30"><text:span text:style-name="T22">Aca el dni que tiene Maria jose es el mismo que tiene Jose Garcia por lo cual esta tupla es invalida.</text:span><text:line-break/><text:line-break/><text:span text:style-name="Strong_20_Emphasis">10. Actualizar Registros en Factura</text:span><text:line-break/><text:line-break/>Actualiza las columnas: importe, importe_iva e importe_total de la tabla facturas. Los valores de dichas columnas deberán extraerse a partir de los valores de la tabla líneas de facturas. Usar la definición formal.</text:p>
      <text:p text:style-name="P30"/>
      <text:p text:style-name="P33">{(importe: 280), (importe_iva: 58,8), (importe total: 338,8)}</text:p>
      <text:p text:style-name="P33">{(importe: 860), (importe_iva: 180,6), (importe total: 1040,6)}</text:p>
      <text:p text:style-name="P33"><text:soft-page-break/>{(importe: 280), (importe_iva: 58,8), (importe total: 338,8)}</text:p>
      <text:p text:style-name="P34">{(importe: <text:span text:style-name="T23">120</text:span>), (importe_iva: <text:span text:style-name="T23">25,2</text:span>), (importe total: <text:span text:style-name="T23">145,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09:38:59.905423500</meta:creation-date>
    <dc:date>2025-10-20T11:14:18.570137400</dc:date>
    <meta:editing-duration>PT11M9S</meta:editing-duration>
    <meta:editing-cycles>3</meta:editing-cycles>
    <meta:generator>LibreOffice/25.8.1.1$Windows_X86_64 LibreOffice_project/54047653041915e595ad4e45cccea684809c77b5</meta:generator>
    <meta:document-statistic meta:table-count="0" meta:image-count="0" meta:object-count="0" meta:page-count="6" meta:paragraph-count="85" meta:word-count="1064" meta:character-count="6888" meta:non-whitespace-character-count="5896"/>
  </office:meta>
</office:document-meta>
</file>